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d81e" officeooo:paragraph-rsid="001cd81e"/>
    </style:style>
    <style:style style:name="P2" style:family="paragraph" style:parent-style-name="Standard" style:list-style-name="L1">
      <style:text-properties officeooo:rsid="001cd81e" officeooo:paragraph-rsid="001d9daa"/>
    </style:style>
    <style:style style:name="P3" style:family="paragraph" style:parent-style-name="Standard" style:list-style-name="L1">
      <style:text-properties officeooo:rsid="001cd81e" officeooo:paragraph-rsid="001cd81e"/>
    </style:style>
    <style:style style:name="P4" style:family="paragraph" style:parent-style-name="Standard">
      <style:text-properties officeooo:rsid="001d9daa" officeooo:paragraph-rsid="001d9daa"/>
    </style:style>
    <style:style style:name="P5" style:family="paragraph" style:parent-style-name="Standard" style:list-style-name="L1">
      <style:text-properties officeooo:rsid="001d9daa" officeooo:paragraph-rsid="001d9daa"/>
    </style:style>
    <style:style style:name="P6" style:family="paragraph" style:parent-style-name="Standard">
      <style:text-properties fo:font-weight="normal" officeooo:rsid="001d9daa" officeooo:paragraph-rsid="001d9da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9d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ny </text:span>boolean function can be computed with a single hidden layer network. But the number of units can grow exponentially. If you can adapt the number of layers the number of units can grow polynomial. </text:p>
      <text:p text:style-name="P1">Ref: Exporing Strategies for Training Deep Neural Networks</text:p>
      <text:p text:style-name="P1"/>
      <text:p text:style-name="P1">With regular backpropagation algorithm, rarely would you benefit from several layers; in many cases, single hidden layer nets perform better than deep nets.</text:p>
      <text:p text:style-name="P1"/>
      <text:p text:style-name="P1">In the past, shallow networks seemed to achieve better results than deep nets and have less parameters.</text:p>
      <text:p text:style-name="P1"/>
      <text:p text:style-name="P1">Difficulties when training deep nets:</text:p>
      <text:list xml:id="list4182977971926141655" text:style-name="L1">
        <text:list-item>
          <text:p text:style-name="P2"><text:span text:style-name="T2">First Hypothesis:</text:span></text:p>
          <text:list>
            <text:list-item>
              <text:p text:style-name="P2">Training a DNN is a harder optimization problem than a SHL net which leads to <text:span text:style-name="T1">underfitting</text:span>:</text:p>
              <text:list>
                <text:list-item>
                  <text:p text:style-name="P3">Vanishing gradient problem: when performing the backprop we need to calculate the gradients and sigmoid activation functions <text:span text:style-name="T2">can saturate when their inputs are large in modulus and the gradient gets closer and closer to zero and thus the training becomes difficult.</text:span></text:p>
                </text:list-item>
                <text:list-item>
                  <text:p text:style-name="P5">At the same time we don't want the input of the AF to be close to zero because in that the sigmoid function is very close to a linear function and we'd like to make non-linear computations.</text:p>
                </text:list-item>
              </text:list>
            </text:list-item>
          </text:list>
        </text:list-item>
        <text:list-item>
          <text:p text:style-name="P5">Second Hypothesis:</text:p>
          <text:list>
            <text:list-item>
              <text:p text:style-name="P5">We are exploring a space of too complex functions leading to <text:span text:style-name="T1">overfitting</text:span></text:p>
            </text:list-item>
          </text:list>
        </text:list-item>
      </text:list>
      <text:p text:style-name="P4"><text:span text:style-name="T1"/></text:p>
      <text:p text:style-name="P6">In the first case we should use better optimization algorithms.</text:p>
      <text:p text:style-name="P6">In the second case we should use better regularization methods: unsupervised learning and dropout, e.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2S</meta:editing-duration>
    <meta:editing-cycles>3</meta:editing-cycles>
    <meta:generator>LibreOffice/4.4.3.2$Windows_x86 LibreOffice_project/88805f81e9fe61362df02b9941de8e38a9b5fd16</meta:generator>
    <dc:date>2016-03-15T17:59:49.867000000</dc:date>
    <meta:document-statistic meta:table-count="0" meta:image-count="0" meta:object-count="0" meta:page-count="1" meta:paragraph-count="13" meta:word-count="229" meta:character-count="1378" meta:non-whitespace-character-count="1167"/>
    <meta:user-defined meta:name="Info 1"/>
    <meta:user-defined meta:name="Info 2"/>
    <meta:user-defined meta:name="Info 3"/>
    <meta:user-defined meta:name="Info 4"/>
  </office:meta>
</office:document-meta>
</file>